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87795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0d4b5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30b23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31693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13" style:family="text">
      <style:text-properties officeooo:rsid="325a12c2"/>
    </style:style>
    <style:style style:name="T14" style:family="text">
      <style:text-properties style:font-name="標楷體1"/>
    </style:style>
    <style:style style:name="T15" style:family="text">
      <style:text-properties style:font-name="標楷體1" officeooo:rsid="335c88fa"/>
    </style:style>
    <style:style style:name="T16" style:family="text">
      <style:text-properties style:font-name="標楷體1" style:font-name-asian="標楷體1"/>
    </style:style>
    <style:style style:name="T17" style:family="text">
      <style:text-properties style:font-name="標楷體1" officeooo:rsid="359734f3" style:font-name-asian="標楷體1"/>
    </style:style>
    <style:style style:name="T18" style:family="text">
      <style:text-properties officeooo:rsid="335c88fa"/>
    </style:style>
    <style:style style:name="T19" style:family="text">
      <style:text-properties officeooo:rsid="3525946d"/>
    </style:style>
    <style:style style:name="T20" style:family="text">
      <style:text-properties officeooo:rsid="355b9bc0"/>
    </style:style>
    <style:style style:name="T21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20705926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13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4">MK U</text:span><text:span text:style-name="T15">ltra</text:span><text:span text:style-name="T18">。</text:span></text:p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35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36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37">以人為本。</text:p>
              <text:list>
                <text:list-item>
                  <text:p text:style-name="P2">從 原本的 以神為本，變成<text:span text:style-name="T19"> 以人為本。</text:span></text:p>
                  <text:list>
                    <text:list-item>
                      <text:p text:style-name="P3">從 原本的 以神為重心、以神為出發點，變成<text:span text:style-name="T19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4"><text:bookmark-start text:name="啟蒙運動"/>啟蒙運動<text:bookmark-end text:name="啟蒙運動"/></text:p>
          <text:list>
            <text:list-item>
              <text:p text:style-name="P5">明顯例子，<text:span text:style-name="T16">（</text:span><text:span text:style-name="T17">YouTube</text:span><text:span text:style-name="T16">）【讀書時間】一節課時間，思想啟蒙運動+法國大革命</text:span> 全搞懂！。</text:p>
              <text:list>
                <text:list-item>
                  <text:p text:style-name="P4">啟蒙思想。</text:p>
                </text:list-item>
                <text:list-item>
                  <text:p text:style-name="P6">（約翰<text:span text:style-name="T5">·</text:span>洛克 的）政府論 認定，政府 服務 人民。</text:p>
                  <text:list>
                    <text:list-item>
                      <text:p text:style-name="P7">個體的 個體權力、個體權利 不是 政府給予、後天賦予、長大才有。</text:p>
                    </text:list-item>
                    <text:list-item>
                      <text:p text:style-name="P7">個體的 個體權力、個體權利 是 與生俱來、先天就有、一出生就有。</text:p>
                      <text:list>
                        <text:list-item>
                          <text:p text:style-name="P8">明顯例子，人權、生命權、隱私權。</text:p>
                        </text:list-item>
                      </text:list>
                    </text:list-item>
                    <text:list-item>
                      <text:p text:style-name="P9">個體的 群體權力、群體權利 是 群體給予、後天賦予、有職位才有。</text:p>
                      <text:list>
                        <text:list-item>
                          <text:p text:style-name="P10">明顯例子，管理、指揮 其他個體的 權力、權利、權限（<text:span text:style-name="T7">Power limit</text:span><text:span text:style-name="T10">）</text:span>。</text:p>
                          <text:list>
                            <text:list-item>
                              <text:p text:style-name="P38">（權限（<text:span text:style-name="T7">Power limit</text:span><text:span text:style-name="T10">）</text:span><text:span text:style-name="T6">的相關描述在 </text:span><text:span text:style-name="T9">新生之書</text:span><text:span text:style-name="T6">的 </text:span><text:span text:style-name="T8">_</text:span><text:span text:style-name="T6"> 文件群的 </text:span><text:span text:style-name="T9">權力</text:span><text:span text:style-name="T6">的 </text:span><text:span text:style-name="T9">權限</text:span><text:span text:style-name="T1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（孟德斯鳩 的）論法的精神。</text:p>
                  <text:list>
                    <text:list-item>
                      <text:p text:style-name="P11">穩定的 共和制。</text:p>
                      <text:list>
                        <text:list-item>
                          <text:p text:style-name="P11">穩定的 共和制 要有 分權、聯邦。</text:p>
                          <text:list>
                            <text:list-item>
                              <text:p text:style-name="P11">分權。</text:p>
                              <text:list>
                                <text:list-item>
                                  <text:p text:style-name="P11">明顯例子，三權分立。</text:p>
                                  <text:list>
                                    <text:list-item>
                                      <text:p text:style-name="P11">行政權、立法權、司法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明顯例子，美國。</text:p>
                          <text:list>
                            <text:list-item>
                              <text:p text:style-name="P11">美國 是 共和制。</text:p>
                            </text:list-item>
                            <text:list-item>
                              <text:p text:style-name="P11">美國 有 分權、聯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建立、維護 政權、政治權力、政治權利，要靠 法律。</text:p>
                    </text:list-item>
                    <text:list-item>
                      <text:p text:style-name="P13">法律 要體現、要實現，領導層、國民群、群體 的 精神。</text:p>
                      <text:list>
                        <text:list-item>
                          <text:p text:style-name="P12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4">法律 是由 <text:span text:style-name="T21">領導層的 </text:span>制度 決定。</text:p>
                      <text:list>
                        <text:list-item>
                          <text:p text:style-name="P15">法律 是由 <text:span text:style-name="T21">領導層的 </text:span>制度、結構、架構、權力依據、權利根基、權限來源 決定。</text:p>
                        </text:list-item>
                        <text:list-item>
                          <text:p text:style-name="P16"><text:span text:style-name="T21">領導層的 </text:span>制度 的 明顯例子，神權制、君主制、共和制、金權制。</text:p>
                          <text:list>
                            <text:list-item>
                              <text:p text:style-name="P17">共和制 的 明顯例子，寡頭共和制、貴族共和制、民主共和制。</text:p>
                            </text:list-item>
                          </text:list>
                        </text:list-item>
                        <text:list-item>
                          <text:p text:style-name="P18">神權制的 法律，以 宗教 為 出發點、中心思想 →<text:span text:style-name="T20"> </text:span>為了 宗教 服務 而 存在、變化。</text:p>
                        </text:list-item>
                        <text:list-item>
                          <text:p text:style-name="P19">君主制的 法律，以 君主 為 出發點、中心思想 →<text:span text:style-name="T20"> </text:span>為了 君主 服務 而 存在、變化。</text:p>
                          <text:list>
                            <text:list-item>
                              <text:p text:style-name="P20">明顯例子，君主制國家、<text:span text:style-name="T11">（人類 認定的）</text:span>公司。</text:p>
                            </text:list-item>
                          </text:list>
                        </text:list-item>
                        <text:list-item>
                          <text:p text:style-name="P19">共和制的 法律，以 政府 為 出發點、中心思想 →<text:span text:style-name="T20"> </text:span>為了 政府 服務 而 存在、變化。</text:p>
                        </text:list-item>
                        <text:list-item>
                          <text:p text:style-name="P21">金權制的 法律，以 金融系統 為 出發點、中心思想 →<text:span text:style-name="T20"> </text:span>為了 金融系統 服務而存在。</text:p>
                          <text:list>
                            <text:list-item>
                              <text:p text:style-name="P22">金權制的 法律、教育、國家、組織，以 金融系統 為 出發點、中心思想。</text:p>
                            </text:list-item>
                            <text:list-item>
                              <text:p text:style-name="P22">金權制的 法律、教育、國家、組織，為了 金融系統 服務 而 存在。</text:p>
                            </text:list-item>
                          </text:list>
                        </text:list-item>
                        <text:list-item>
                          <text:p text:style-name="P23">群體制的 法律，以 群體、整體 為 出發點、中心思想 →<text:span text:style-name="T20"> </text:span>為了 群體 服務 而 存在。</text:p>
                          <text:list>
                            <text:list-item>
                              <text:p text:style-name="P24">明顯例子，群體制國家、<text:span text:style-name="T11">（人類 認定的）</text:span><text:span text:style-name="T12">社團、同好會、遊戲公會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">（盧梭 的）社會契約論。</text:p>
                  <text:list>
                    <text:list-item>
                      <text:p text:style-name="P26">主權在民。</text:p>
                      <text:list>
                        <text:list-item>
                          <text:p text:style-name="P27">國家主權 不屬於 政府、官員、人民代表。</text:p>
                        </text:list-item>
                        <text:list-item>
                          <text:p text:style-name="P28">國家主權 屬於 人民、<text:span text:style-name="T21">國民群</text:span>、群體。</text:p>
                        </text:list-item>
                        <text:list-item>
                          <text:p text:style-name="P29">個體的 個體、群體 權力、權利、權限，不是讓 政府、<text:span text:style-name="T21">領導層</text:span> 託管。</text:p>
                        </text:list-item>
                        <text:list-item>
                          <text:p text:style-name="P29">個體的 個體、群體 權力、權利、權限，是讓 社會、群體 託管。</text:p>
                          <text:list>
                            <text:list-item>
                              <text:p text:style-name="P30">社會、群體 是 使用者、藍圖者、潛能者、第一線執行者、第一線實現者。</text:p>
                            </text:list-item>
                            <text:list-item>
                              <text:p text:style-name="P31">政府、<text:span text:style-name="T21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32">知識 被直接掛鉤到 物質利益、身分地位、群體權力。</text:p>
              <text:list>
                <text:list-item>
                  <text:p text:style-name="P32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32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33">目標 被直接掛鉤到 物質利益、身分地位、群體權力。</text:p>
              <text:list>
                <text:list-item>
                  <text:p text:style-name="P34">取得 物質利益、身分地位、群體權力 之後，有機率 感到迷茫、喪失目標、失去重心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8:42:53.851000000</dc:date>
    <meta:editing-duration>P21DT4H38M17S</meta:editing-duration>
    <meta:editing-cycles>12743</meta:editing-cycles>
    <meta:document-statistic meta:table-count="0" meta:image-count="0" meta:object-count="0" meta:page-count="1" meta:paragraph-count="78" meta:word-count="1587" meta:character-count="1871" meta:non-whitespace-character-count="1692"/>
  </office:meta>
</office:document-meta>
</file>